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style:font-name="Times New Roman" fo:font-size="14pt" officeooo:rsid="001b5ce9" officeooo:paragraph-rsid="001b5ce9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officeooo:rsid="001b5ce9" officeooo:paragraph-rsid="001b5ce9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officeooo:rsid="001b5ce9" officeooo:paragraph-rsid="001bb4a6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officeooo:rsid="001b5ce9" officeooo:paragraph-rsid="001c2fe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Times New Roman" fo:font-size="14pt" fo:language="ru" fo:country="RU" officeooo:rsid="001bac33" officeooo:paragraph-rsid="001c2fe2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ff0000" loext:opacity="100%" style:font-name="Times New Roman" fo:font-size="14pt" officeooo:rsid="001d56c7" officeooo:paragraph-rsid="001d56c7" fo:background-color="#ffff00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use-window-font-color="true" loext:opacity="0%" style:font-name="Times New Roman" fo:font-size="14pt" fo:language="ru" fo:country="RU" officeooo:rsid="001f6da5" officeooo:paragraph-rsid="001f6da5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bold" officeooo:rsid="001f6da5" officeooo:paragraph-rsid="001f6da5" style:font-size-asian="12.25pt" style:font-weight-asian="bold" style:font-size-complex="14pt" style:font-weight-complex="bold"/>
    </style:style>
    <style:style style:name="P9" style:family="paragraph" style:parent-style-name="Title">
      <style:text-properties officeooo:rsid="001b5ce9" officeooo:paragraph-rsid="001b5ce9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ff0000" loext:opacity="100%" style:font-name="Times New Roman" fo:font-size="14pt" fo:language="en" fo:country="US" officeooo:rsid="001e94c9" officeooo:paragraph-rsid="001d56c7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color="#ff0000" loext:opacity="100%" style:font-name="Times New Roman" fo:font-size="14pt" fo:language="ru" fo:country="RU" officeooo:rsid="001d56c7" officeooo:paragraph-rsid="002061c6" fo:background-color="#ffff00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use-window-font-color="true" loext:opacity="0%" style:font-name="Times New Roman" fo:font-size="14pt" fo:language="ru" fo:country="RU" officeooo:rsid="001f6da5" officeooo:paragraph-rsid="001f6da5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94c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bac33"/>
    </style:style>
    <style:style style:name="T5" style:family="text">
      <style:text-properties fo:language="ru" fo:country="RU" officeooo:rsid="001e94c9"/>
    </style:style>
    <style:style style:name="T6" style:family="text">
      <style:text-properties officeooo:rsid="001e94c9"/>
    </style:style>
    <style:style style:name="T7" style:family="text">
      <style:text-properties officeooo:rsid="002061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аркетинг</text:p>
      <text:p text:style-name="P1">Комплекс маркетинга — 4<text:span text:style-name="T1">P</text:span><text:span text:style-name="T3">:</text:span></text:p>
      <text:p text:style-name="P2"><text:span text:style-name="T3">-</text:span><text:span text:style-name="T1">product – </text:span><text:span text:style-name="T3">товарная политика;</text:span></text:p>
      <text:p text:style-name="P3"><text:span text:style-name="T1">-price – </text:span><text:span text:style-name="T4">ценовая политика;</text:span></text:p>
      <text:p text:style-name="P2"><text:span text:style-name="T1">-place – </text:span><text:span text:style-name="T4">распределительная политика;</text:span></text:p>
      <text:p text:style-name="P4"><text:span text:style-name="T1">-promotion – </text:span><text:span text:style-name="T4">политика продвижения.</text:span></text:p>
      <text:p text:style-name="P5"/>
      <text:p text:style-name="P6"><text:span text:style-name="T4">Д</text:span><text:span text:style-name="T3">З:</text:span></text:p>
      <text:p text:style-name="P6"><text:span text:style-name="T3">Обзор рынка. Особенности предприятий сферы инфокоммуникационных и информационных технологий от предприятий иных сфер (</text:span><text:span text:style-name="T1">EPAM – </text:span><text:span text:style-name="T3">Савушкин на пример). </text:span><text:span text:style-name="T5">П. 1.1 из проекта </text:span><text:span text:style-name="T2">Minecraft.</text:span></text:p>
      <text:p text:style-name="P10"/>
      <text:p text:style-name="P8">Задание 1. Описание программного продукта (услуги)</text:p>
      <text:p text:style-name="P7">1.1 Возможности, выгоды для потребителя предлагаемого продукта (услуги) (товар по замыслу):</text:p>
      <text:p text:style-name="P7"/>
      <text:p text:style-name="P7">Вид предлагаемого продукта (товар в реальном исполнении):</text:p>
      <text:p text:style-name="P7"/>
      <text:p text:style-name="P11"><text:span text:style-name="T6">П. 1.</text:span><text:span text:style-name="T7">2, 2.1</text:span><text:span text:style-name="T6"> из проекта </text:span><text:span text:style-name="T2">Minecraf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2T17:25:29.194000000</meta:creation-date>
    <dc:date>2021-09-16T18:44:13.693000000</dc:date>
    <meta:editing-duration>PT2H6M11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2" meta:word-count="69" meta:character-count="566" meta:non-whitespace-character-count="503"/>
  </office:meta>
</office:document-meta>
</file>